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e9d2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9d29" officeooo:paragraph-rsid="001e9d2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5">Constitutes the need to implement the armored elytra vanillatweak, as its annoying to change the armor to fly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1"/>
      <text:p text:style-name="P1"/>
      <text:p text:style-name="P1"/>
      <text:p text:style-name="P3"><text:span text:style-name="T1">[</text:span><text:span text:style-name="T2">Motion 50-5: To add the armored elytra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40:32.554498254</dc:date>
    <meta:editing-duration>PT2M5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2" meta:character-count="331" meta:non-whitespace-character-count="286"/>
  </office:meta>
</office:document-meta>
</file>